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T2" style:parent-style-name="DefaultParagraphFont" style:family="text">
      <style:text-properties style:text-position="super 58.3%"/>
    </style:style>
  </office:automatic-styles>
  <office:body>
    <office:text text:use-soft-page-breaks="true">
      <text:p text:style-name="P1">JavaScript :</text:p>
      <text:p text:style-name="Normal"/>
      <text:p text:style-name="Normal">Can you github to open VSCode</text:p>
      <text:p text:style-name="Normal">If you want to run the javascript over terminal use :</text:p>
      <text:p text:style-name="Normal">node index.js</text:p>
      <text:p text:style-name="Normal">if index.js is inside any folder then<text:s/></text:p>
      <text:p text:style-name="Normal">node FolderName/index.js</text:p>
      <text:p text:style-name="Normal">or</text:p>
      <text:p text:style-name="Normal">nodemon index.js(whenever you’re saving the file, it will automatically run the result over terminal)</text:p>
      <text:p text:style-name="Normal">(but before that you need to install nodemon package : npm install -g nodemon)</text:p>
      <text:p text:style-name="Normal">How to save files :</text:p>
      <text:p text:style-name="Normal">Source(4<text:span text:style-name="T2">th</text:span><text:s/>icon in left) : add + to whomever files you’ve made changes<text:s/></text:p>
      <text:p text:style-name="Normal">Add message commit</text:p>
      <text:p text:style-name="Normal">Then click over three don’t in the right and tap on push</text:p>
      <text:p text:style-name="Normal">Now in github, these files are saved</text:p>
      <text:p text:style-name="Normal"/>
      <text:p text:style-name="Normal">How to push code into GITHUB :</text:p>
      <text:p text:style-name="Normal">git init</text:p>
      <text:p text:style-name="Normal">git remote add origin<text:s/><text:a xlink:href="https://github.com/SrutiDash/JavaScriptPractice.git%20(add" office:target-frame-name="_top" xlink:show="replace"><text:span text:style-name="Hyperlink">https://github.com/SrutiDash/JavaScriptPractice.git (add</text:span></text:a><text:s/>your repo url from hithub)</text:p>
      <text:p text:style-name="Normal">git remote -v</text:p>
      <text:p text:style-name="Normal">git add .</text:p>
      <text:p text:style-name="Normal">git commit -m "First commit"(add your commit message)</text:p>
      <text:p text:style-name="Normal">git push -u origin main</text:p>
      <text:p text:style-name="Normal">if there’s some issue then run this</text:p>
      <text:p text:style-name="Normal">git pull origin main<text:s/>–rebase</text:p>
      <text:p text:style-name="Normal">git push -u origin main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ruti Dash</meta:initial-creator>
    <dc:creator>Sruti Dash</dc:creator>
    <meta:creation-date>2025-03-17T18:30:00Z</meta:creation-date>
    <dc:date>2025-03-18T11:24:00Z</dc:date>
    <meta:template xlink:href="Normal" xlink:type="simple"/>
    <meta:editing-cycles>5</meta:editing-cycles>
    <meta:editing-duration>PT3540S</meta:editing-duration>
    <meta:document-statistic meta:page-count="2" meta:paragraph-count="1" meta:word-count="145" meta:character-count="975" meta:row-count="6" meta:non-whitespace-character-count="831"/>
  </office:meta>
</office:document-meta>
</file>